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Impl.setJvm( Jvm v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Impl.Statu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Impl.addConnector( Connector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Impl.get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Impl.getJv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